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tab/><text:tab/> ADM_HIERARCHYMASTER,</text:p>
      <text:p text:style-name="Standard"><text:s/></text:p>
      <text:p text:style-name="Standard"/>
      <text:p text:style-name="Standard"><text:s/>HIERARCHYID, </text:p>
      <text:p text:style-name="Standard"><text:s/>HIERARCHYCODE,</text:p>
      <text:p text:style-name="Standard"><text:s/>HIERARCHYNAME, </text:p>
      <text:p text:style-name="Standard"><text:s/>PARENTHIERARCHYID, </text:p>
      <text:p text:style-name="Standard"><text:s/>LEVELID,</text:p>
      <text:p text:style-name="Standard"><text:s/>HIERARCHYSTRING,</text:p>
      <text:p text:style-name="Standard"><text:s/>ADDRESS,</text:p>
      <text:p text:style-name="Standard"><text:s/>PIN,</text:p>
      <text:p text:style-name="Standard"><text:s/>EMAIL,</text:p>
      <text:p text:style-name="Standard"><text:s/>PHONE,</text:p>
      <text:p text:style-name="Standard"><text:s/>OVERRIDEPERMISSION,</text:p>
      <text:p text:style-name="Standard"><text:s/>ADDITIONALCODE,</text:p>
      <text:p text:style-name="Standard"><text:s/>CREATEDBY</text:p>
      <text:p text:style-name="Standard"><text:s/>CREATEDON,</text:p>
      <text:p text:style-name="Standard"><text:s/>MODIFIEDBY</text:p>
      <text:p text:style-name="Standard"><text:s/>MODIFIEDON, </text:p>
      <text:p text:style-name="Standard"/>
      <text:p text:style-name="Standard"/>
      <text:p text:style-name="Standard"><text:tab/><text:tab/><text:tab/>ADM_HIERARCHYMASTER_HOLD,</text:p>
      <text:p text:style-name="Standard"/>
      <text:p text:style-name="Standard"><text:s/>HIERARCHYID, </text:p>
      <text:p text:style-name="Standard"><text:s/>HIERARCHYCODE,</text:p>
      <text:p text:style-name="Standard"><text:s/>HIERARCHYNAME,</text:p>
      <text:p text:style-name="Standard"><text:s/>PARENTHIERARCHYID,</text:p>
      <text:p text:style-name="Standard"><text:s/>LEVELID,</text:p>
      <text:p text:style-name="Standard"><text:s/>HIERARCHYSTRING,</text:p>
      <text:p text:style-name="Standard"><text:s/>ADDRESS,</text:p>
      <text:p text:style-name="Standard"><text:s/>PIN,</text:p>
      <text:p text:style-name="Standard"><text:s/>EMAIL,</text:p>
      <text:p text:style-name="Standard"><text:s/>PHONE,</text:p>
      <text:p text:style-name="Standard"><text:s/>CRUDOPERATION,</text:p>
      <text:p text:style-name="Standard"><text:s/>CRUDOPERATIONSTATUS,</text:p>
      <text:p text:style-name="Standard"><text:s/>CREATEDDATE,</text:p>
      <text:p text:style-name="Standard"><text:s/>CREATEDBY</text:p>
      <text:p text:style-name="Standard"><text:s/>COMPLETEDDATE,</text:p>
      <text:p text:style-name="Standard"><text:s/>COMPLETEDBY</text:p>
      <text:p text:style-name="Standard"><text:s text:c="2"/>ADDITIONALCODE, </text:p>
      <text:p text:style-name="Standard"/>
      <text:p text:style-name="Standard"><text:tab/><text:tab/><text:tab/>ADM_HIERARCHYOPERATIONDTL, </text:p>
      <text:p text:style-name="Standard"/>
      <text:p text:style-name="Standard"/>
      <text:p text:style-name="Standard">HIERARCHYID, </text:p>
      <text:p text:style-name="Standard">OPERATIONID</text:p>
      <text:p text:style-name="Standard"/>
      <text:p text:style-name="Standard"/>
      <text:p text:style-name="Standard"><text:soft-page-break/><text:tab/><text:tab/><text:tab/>ADM_HIERARCHYOPERATIONDTL_HOLD, </text:p>
      <text:p text:style-name="Standard"/>
      <text:p text:style-name="Standard"><text:s/>HIERARCHYID, </text:p>
      <text:p text:style-name="Standard"><text:s/>OLDOPERATIONIDLIST,</text:p>
      <text:p text:style-name="Standard"><text:s/>NEWOPERATIONIDLIST,</text:p>
      <text:p text:style-name="Standard"><text:s/>CRUDOPERATION, </text:p>
      <text:p text:style-name="Standard"><text:s/>CRUDOPERATIONSTATUS,</text:p>
      <text:p text:style-name="Standard"><text:s/>CREATEDDATE, CREATEDBY,</text:p>
      <text:p text:style-name="Standard"><text:s/>COMPLETEDDATE,</text:p>
      <text:p text:style-name="Standard"><text:s/>COMPLETEDBY</text:p>
      <text:p text:style-name="Standard"><text:s/>ADM_LEVELMASTER,</text:p>
      <text:p text:style-name="Standard"><text:s/>LEVELID,</text:p>
      <text:p text:style-name="Standard"><text:s/>LEVELTYPE,</text:p>
      <text:p text:style-name="Standard"><text:s/>LEVELCODE,</text:p>
      <text:p text:style-name="Standard"><text:s/>LEVELNAME,</text:p>
      <text:p text:style-name="Standard"><text:s/>PARENTLEVELID,</text:p>
      <text:p text:style-name="Standard"><text:s/>LEVELORDER,</text:p>
      <text:p text:style-name="Standard"><text:s/></text:p>
      <text:p text:style-name="Standard"><text:tab/><text:tab/><text:tab/>ADM_LEVELMASTER_HOLD,</text:p>
      <text:p text:style-name="Standard"/>
      <text:p text:style-name="Standard"><text:s/>LEVELID,</text:p>
      <text:p text:style-name="Standard"><text:s/>LEVELCODE,</text:p>
      <text:p text:style-name="Standard"><text:s/>LEVELNAME,</text:p>
      <text:p text:style-name="Standard"><text:s/>PARENTLEVELID,</text:p>
      <text:p text:style-name="Standard"><text:s/>CRUDOPERATION,</text:p>
      <text:p text:style-name="Standard"><text:s/>CRUDOPERATIONSTATUS,</text:p>
      <text:p text:style-name="Standard"><text:s/>CREATEDDATE,</text:p>
      <text:p text:style-name="Standard"><text:s/>CREATEDBY</text:p>
      <text:p text:style-name="Standard"><text:s/>COMPLETEDDATE,</text:p>
      <text:p text:style-name="Standard"><text:s/>COMPLETEDBY,</text:p>
      <text:p text:style-name="Standard"><text:s/></text:p>
      <text:p text:style-name="Standard"/>
      <text:p text:style-name="Standard"><text:tab/><text:tab/><text:tab/>ADM_LEVELOPERATIONDTL,</text:p>
      <text:p text:style-name="Standard"/>
      <text:p text:style-name="Standard"><text:s/>LEVELID,</text:p>
      <text:p text:style-name="Standard"><text:s/>OPERATIONID,</text:p>
      <text:p text:style-name="Standard"><text:s/></text:p>
      <text:p text:style-name="Standard"/>
      <text:p text:style-name="Standard"><text:tab/><text:tab/><text:tab/>ADM_LEVELOPERATIONDTL_HOLD,</text:p>
      <text:p text:style-name="Standard"/>
      <text:p text:style-name="Standard"><text:s/>LEVELID,</text:p>
      <text:p text:style-name="Standard"><text:s/>OLDOPERATIONIDLIST,</text:p>
      <text:p text:style-name="Standard"><text:s/>NEWOPERATIONIDLIST,</text:p>
      <text:p text:style-name="Standard"><text:s/>CRUDOPERATION,</text:p>
      <text:p text:style-name="Standard"><text:s/>CRUDOPERATIONSTATUS,</text:p>
      <text:p text:style-name="Standard"><text:s/>CREATEDDATE,</text:p>
      <text:p text:style-name="Standard"><text:s/>CREATEDBY,</text:p>
      <text:p text:style-name="Standard"><text:s/>COMPLETEDDATE, </text:p>
      <text:p text:style-name="Standard"><text:s/>COMPLETEDBY,</text:p>
      <text:p text:style-name="Standard"><text:soft-page-break/><text:tab/><text:tab/><text:tab/> ADM_LEVELTYPEMASTER,</text:p>
      <text:p text:style-name="Standard"><text:tab/></text:p>
      <text:p text:style-name="Standard"><text:tab/><text:tab/><text:tab/> ADM_OPERATIONMASTER,</text:p>
      <text:p text:style-name="Standard"/>
      <text:p text:style-name="Standard"><text:s/>OPERATIONID, </text:p>
      <text:p text:style-name="Standard"><text:s/>OPERATIONNAME,</text:p>
      <text:p text:style-name="Standard"><text:s/>OPERATIONCODE,</text:p>
      <text:p text:style-name="Standard"><text:s/>SCOPE,</text:p>
      <text:p text:style-name="Standard"><text:s/>OPERATIONPARENTID,</text:p>
      <text:p text:style-name="Standard"><text:s/>ISACTIVE,</text:p>
      <text:p text:style-name="Standard"><text:s/>PRIVATEBETA,</text:p>
      <text:p text:style-name="Standard"/>
      <text:p text:style-name="Standard"/>
      <text:p text:style-name="Standard"><text:tab/><text:tab/><text:tab/> ADM_OPERATIONMASTER_HOLD,</text:p>
      <text:p text:style-name="Standard"/>
      <text:p text:style-name="Standard"><text:s/>OPERATIONID,</text:p>
      <text:p text:style-name="Standard"><text:s/>OPERATIONNAME,</text:p>
      <text:p text:style-name="Standard"><text:s/>OPERATIONPARENTID,</text:p>
      <text:p text:style-name="Standard"><text:s/>ISACTIVE,</text:p>
      <text:p text:style-name="Standard"><text:s/>PRIVATEBETA,</text:p>
      <text:p text:style-name="Standard"><text:s/>CRUDOPERATION,</text:p>
      <text:p text:style-name="Standard"><text:s/>CRUDOPERATIONSTATUS,</text:p>
      <text:p text:style-name="Standard"><text:s/>CREATEDDATE,</text:p>
      <text:p text:style-name="Standard"><text:s/>CREATEDBY</text:p>
      <text:p text:style-name="Standard"><text:s/>COMPLETEDDATE,</text:p>
      <text:p text:style-name="Standard"><text:s/>COMPLETEDBY,</text:p>
      <text:p text:style-name="Standard"><text:s/></text:p>
      <text:p text:style-name="Standard"/>
      <text:p text:style-name="Standard"><text:tab/><text:tab/><text:tab/>ADM_USERHIERARCHYDTL,</text:p>
      <text:p text:style-name="Standard"><text:s/>USERID,</text:p>
      <text:p text:style-name="Standard"><text:s/>HIERARCHYID,</text:p>
      <text:p text:style-name="Standard"><text:tab/></text:p>
      <text:p text:style-name="Standard"/>
      <text:p text:style-name="Standard"><text:tab/><text:tab/><text:tab/> ADM_USERHIERARCHYDTL_HOLD,</text:p>
      <text:p text:style-name="Standard"/>
      <text:p text:style-name="Standard"><text:s/>USERID,</text:p>
      <text:p text:style-name="Standard"><text:s/>OLDHIERARCHYIDLIST,</text:p>
      <text:p text:style-name="Standard"><text:s/>NEWHIERARCHYIDLIST,</text:p>
      <text:p text:style-name="Standard"><text:s/>CRUDOPERATION,</text:p>
      <text:p text:style-name="Standard"><text:s/>CRUDOPERATIONSTATUS,</text:p>
      <text:p text:style-name="Standard"><text:s/>CREATEDDATE,</text:p>
      <text:p text:style-name="Standard"><text:s/>CREATEDBY,</text:p>
      <text:p text:style-name="Standard"><text:s/>COMPLETEDDATE,</text:p>
      <text:p text:style-name="Standard"><text:s/>COMPLETEDBY,</text:p>
      <text:p text:style-name="Standard"><text:s/><text:tab/><text:tab/><text:tab/>ADM_USERMASTER,</text:p>
      <text:p text:style-name="Standard"/>
      <text:p text:style-name="Standard"><text:s/>USERID,</text:p>
      <text:p text:style-name="Standard"><text:s/>USERNAME,</text:p>
      <text:p text:style-name="Standard"><text:s/>PASSWORD,</text:p>
      <text:p text:style-name="Standard"><text:soft-page-break/><text:s/>LEVELID,</text:p>
      <text:p text:style-name="Standard"><text:s/>HIERARCHYID,</text:p>
      <text:p text:style-name="Standard"><text:s/>AUTHTYPE,</text:p>
      <text:p text:style-name="Standard"><text:s/>ADDRESS,</text:p>
      <text:p text:style-name="Standard"><text:s/>PIN,</text:p>
      <text:p text:style-name="Standard"><text:s/>EMAIL,</text:p>
      <text:p text:style-name="Standard"><text:s/>PHONE,</text:p>
      <text:p text:style-name="Standard"><text:s/>OVERRIDEPERMISSION,</text:p>
      <text:p text:style-name="Standard"><text:s/>ISAPPROVER,</text:p>
      <text:p text:style-name="Standard"><text:s/>USERTYPE,</text:p>
      <text:p text:style-name="Standard"><text:s/>STATUS,</text:p>
      <text:p text:style-name="Standard"><text:s/>CREATEDBY,</text:p>
      <text:p text:style-name="Standard"><text:s/>CREATEDON,</text:p>
      <text:p text:style-name="Standard"><text:s/>MODIFIEDBY</text:p>
      <text:p text:style-name="Standard"><text:s/>MODIFIEDON,</text:p>
      <text:p text:style-name="Standard"><text:tab/><text:tab/></text:p>
      <text:p text:style-name="Standard"/>
      <text:p text:style-name="Standard"><text:tab/><text:tab/><text:tab/> ADM_USERMASTER_HOLD,</text:p>
      <text:p text:style-name="Standard"/>
      <text:p text:style-name="Standard"><text:s/>USERID,</text:p>
      <text:p text:style-name="Standard"><text:s/>USERNAME,</text:p>
      <text:p text:style-name="Standard"><text:s/>PASSWORD,</text:p>
      <text:p text:style-name="Standard"><text:s/>LEVELID,</text:p>
      <text:p text:style-name="Standard"><text:s/>HIERARCHYID,</text:p>
      <text:p text:style-name="Standard"><text:s/>AUTHTYPE,</text:p>
      <text:p text:style-name="Standard"><text:s/>ADDRESS,</text:p>
      <text:p text:style-name="Standard"><text:s/>PIN,</text:p>
      <text:p text:style-name="Standard"><text:s/>EMAIL,</text:p>
      <text:p text:style-name="Standard"><text:s/>PHONE,</text:p>
      <text:p text:style-name="Standard"><text:s/>OVERRIDELEVELPERMISSON, </text:p>
      <text:p text:style-name="Standard"><text:s/>ISAPPROVER,</text:p>
      <text:p text:style-name="Standard"><text:s/>CRUDOPERATION,</text:p>
      <text:p text:style-name="Standard"><text:s/>CRUDOPERATIONSTATUS,</text:p>
      <text:p text:style-name="Standard"><text:s/>CREATEDDATE,</text:p>
      <text:p text:style-name="Standard"><text:s/>CREATEDBY</text:p>
      <text:p text:style-name="Standard"><text:s/>COMPLETEDDATE,</text:p>
      <text:p text:style-name="Standard"><text:s/>COMPLETEDBY,</text:p>
      <text:p text:style-name="Standard"><text:s/>USERTYPE,</text:p>
      <text:p text:style-name="Standard"><text:s/>STATUS, </text:p>
      <text:p text:style-name="Standard"/>
      <text:p text:style-name="Standard"/>
      <text:p text:style-name="Standard"><text:tab/><text:tab/><text:tab/>ADM_USEROPERATIONDTL,</text:p>
      <text:p text:style-name="Standard"/>
      <text:p text:style-name="Standard"><text:s/>USERID,</text:p>
      <text:p text:style-name="Standard"><text:s/>OPERATIONID,</text:p>
      <text:p text:style-name="Standard"><text:s/></text:p>
      <text:p text:style-name="Standard"/>
      <text:p text:style-name="Standard"><text:tab/><text:tab/><text:tab/></text:p>
      <text:p text:style-name="Standard"/>
      <text:p text:style-name="Standard"><text:soft-page-break/><text:tab/><text:tab/><text:tab/>ADM_USEROPERATIONDTL_HOLD</text:p>
      <text:p text:style-name="Standard"/>
      <text:p text:style-name="Standard"/>
      <text:p text:style-name="Standard"><text:s/>USERID,</text:p>
      <text:p text:style-name="Standard"><text:s/>OLDOPERATIONIDLIST,</text:p>
      <text:p text:style-name="Standard"><text:s/>NEWOPERATIONIDLIST,</text:p>
      <text:p text:style-name="Standard"><text:s/>CRUDOPERATION,</text:p>
      <text:p text:style-name="Standard"><text:s/>CRUDOPERATIONSTATUS,</text:p>
      <text:p text:style-name="Standard"><text:s/>CREATEDDATE,</text:p>
      <text:p text:style-name="Standard"><text:s/>CREATEDBY,</text:p>
      <text:p text:style-name="Standard"><text:s/>COMPLETEDDATE,</text:p>
      <text:p text:style-name="Standard"><text:s/>COMPLETEDBY</text:p>
      <text:p text:style-name="Standard"><text:tab/><text:tab/><text:tab/>COM_APPPARAM,</text:p>
      <text:p text:style-name="Standard"><text:s/></text:p>
      <text:p text:style-name="Standard"><text:s/>APPPARAMKEY,</text:p>
      <text:p text:style-name="Standard"><text:s/>APPPARAMVAL,</text:p>
      <text:p text:style-name="Standard"><text:s/></text:p>
      <text:p text:style-name="Standard"/>
      <text:p text:style-name="Standard"><text:tab/><text:tab/><text:tab/>LOG_MERCHANT_MODIFY,</text:p>
      <text:p text:style-name="Standard"><text:s/>ID,</text:p>
      <text:p text:style-name="Standard"><text:s/>MERCHANTUSERID,</text:p>
      <text:p text:style-name="Standard"><text:s/>MERCHANTCODE,</text:p>
      <text:p text:style-name="Standard"><text:s/>MERCHANTTYPE,</text:p>
      <text:p text:style-name="Standard"><text:s/>PRIMARYMERCHANTID,</text:p>
      <text:p text:style-name="Standard"><text:s/>AADHAARNUMBER,</text:p>
      <text:p text:style-name="Standard"><text:s/>ACCOUNTNUMBER,</text:p>
      <text:p text:style-name="Standard"><text:s/>STATUS,</text:p>
      <text:p text:style-name="Standard"><text:s/>REMARKS, </text:p>
      <text:p text:style-name="Standard"><text:s/>CBSTERMINALID,</text:p>
      <text:p text:style-name="Standard"><text:s/>DEVICESERIALNO,</text:p>
      <text:p text:style-name="Standard"><text:s/>DEVICEID,</text:p>
      <text:p text:style-name="Standard"><text:s/>MODIFIEDBY</text:p>
      <text:p text:style-name="Standard"><text:s/>MODIFIEDON,</text:p>
      <text:p text:style-name="Standard"><text:s/>MERCHANTID,</text:p>
      <text:p text:style-name="Standard"/>
      <text:p text:style-name="Standard"/>
      <text:p text:style-name="Standard"><text:tab/><text:tab/><text:tab/> LOG_OUTLET_MODIFY</text:p>
      <text:p text:style-name="Standard"><text:s/>ID,</text:p>
      <text:p text:style-name="Standard"><text:s/>OUTLETID,</text:p>
      <text:p text:style-name="Standard"><text:s/>NAME,</text:p>
      <text:p text:style-name="Standard"><text:s/>OUTLETCODE,</text:p>
      <text:p text:style-name="Standard"><text:s/>ACCOUNTNUMBER, </text:p>
      <text:p text:style-name="Standard"><text:s/>STATUS,</text:p>
      <text:p text:style-name="Standard"><text:s/>REMARKS,</text:p>
      <text:p text:style-name="Standard"><text:s/>CBSTERMINALID,</text:p>
      <text:p text:style-name="Standard"><text:s/>DEVICENO,</text:p>
      <text:p text:style-name="Standard"><text:s/>DEVICEID,</text:p>
      <text:p text:style-name="Standard"><text:s/>DEVICECODE,</text:p>
      <text:p text:style-name="Standard"/>
      <text:p text:style-name="Standard"><text:soft-page-break/><text:s/>MODIFIEDBY, </text:p>
      <text:p text:style-name="Standard"><text:s/>MODIFIEDON,</text:p>
      <text:p text:style-name="Standard"/>
      <text:p text:style-name="Standard"><text:s/><text:tab/><text:tab/><text:tab/>MER_DEVICEMASTER,</text:p>
      <text:p text:style-name="Standard"><text:s/>DEVICEID,</text:p>
      <text:p text:style-name="Standard"><text:s/>DEVICECODE,</text:p>
      <text:p text:style-name="Standard"><text:s/>DEVICESTATUS,</text:p>
      <text:p text:style-name="Standard"><text:s/>FPDEVICETYPE,</text:p>
      <text:p text:style-name="Standard"><text:s/>FPDEVICESERIALNO,</text:p>
      <text:p text:style-name="Standard"><text:s/>REMARKS,</text:p>
      <text:p text:style-name="Standard"><text:s/>MODIFIEDON,</text:p>
      <text:p text:style-name="Standard"><text:s/>MODIFIEDBY,</text:p>
      <text:p text:style-name="Standard"><text:tab/><text:tab/></text:p>
      <text:p text:style-name="Standard"/>
      <text:p text:style-name="Standard"><text:tab/><text:tab/><text:tab/> MER_DEVICEMASTER_HOLD,</text:p>
      <text:p text:style-name="Standard"/>
      <text:p text:style-name="Standard"><text:s/>DEVICEID, </text:p>
      <text:p text:style-name="Standard"><text:s/>DEVICECODE,</text:p>
      <text:p text:style-name="Standard"><text:s/>DEVICESTATUS,</text:p>
      <text:p text:style-name="Standard"><text:s/>FPDEVICETYPE,</text:p>
      <text:p text:style-name="Standard"><text:s/>FPDEVICESERIALNO,</text:p>
      <text:p text:style-name="Standard"><text:s/>REMARKS,</text:p>
      <text:p text:style-name="Standard"><text:s/>CRUDOPERATION,</text:p>
      <text:p text:style-name="Standard"><text:s/>CRUDOPERATIONSTATUS,</text:p>
      <text:p text:style-name="Standard"><text:s/>CREATEDDATE,</text:p>
      <text:p text:style-name="Standard"><text:s/>CREATEDBY, </text:p>
      <text:p text:style-name="Standard"><text:s/>COMPLETEDDATE,</text:p>
      <text:p text:style-name="Standard"><text:s/>COMPLETEDBY</text:p>
      <text:p text:style-name="Standard"/>
      <text:p text:style-name="Standard"/>
      <text:p text:style-name="Standard"><text:tab/><text:tab/><text:tab/>, MER_DEVICETYPEMASTER,</text:p>
      <text:p text:style-name="Standard"><text:s/></text:p>
      <text:p text:style-name="Standard"><text:s/>DEVICETYPEID,</text:p>
      <text:p text:style-name="Standard"><text:s/>DEVICETYPE,</text:p>
      <text:p text:style-name="Standard"><text:s/><text:tab/></text:p>
      <text:p text:style-name="Standard"><text:tab/><text:tab/><text:tab/>MER_DISTRICTMASTER,</text:p>
      <text:p text:style-name="Standard"><text:s/>DISTRICTID,</text:p>
      <text:p text:style-name="Standard"><text:s/>STATEID,</text:p>
      <text:p text:style-name="Standard"><text:s/>DISTRICTNAME, </text:p>
      <text:p text:style-name="Standard"><text:tab/></text:p>
      <text:p text:style-name="Standard"><text:tab/><text:tab/><text:tab/>MER_MCCCODEMASTER,</text:p>
      <text:p text:style-name="Standard"><text:s/></text:p>
      <text:p text:style-name="Standard"><text:s/>MCCCODE,</text:p>
      <text:p text:style-name="Standard"><text:s/>MCCCODEDATA,</text:p>
      <text:p text:style-name="Standard"><text:s/></text:p>
      <text:p text:style-name="Standard"><text:tab/><text:tab/><text:tab/>MER_MERCHANTCATEGORYMASTER,</text:p>
      <text:p text:style-name="Standard"><text:s/></text:p>
      <text:p text:style-name="Standard"><text:s/>MERCHANTCATEGORYCODE,</text:p>
      <text:p text:style-name="Standard"><text:s/>MERCHANTCATEGORY,</text:p>
      <text:p text:style-name="Standard"><text:soft-page-break/><text:tab/><text:tab/><text:tab/> MER_MERCHANTMASTER,</text:p>
      <text:p text:style-name="Standard"><text:s/></text:p>
      <text:p text:style-name="Standard"><text:s/>MERCHANTID,</text:p>
      <text:p text:style-name="Standard"><text:s/>MERCHANTTYPE,</text:p>
      <text:p text:style-name="Standard"><text:s/>NAME,</text:p>
      <text:p text:style-name="Standard"><text:s/>TITLE, </text:p>
      <text:p text:style-name="Standard"><text:s/>GENDER, </text:p>
      <text:p text:style-name="Standard"><text:s/>DOB,</text:p>
      <text:p text:style-name="Standard"><text:s/>EMAIL,</text:p>
      <text:p text:style-name="Standard"><text:s/>MOBILE,</text:p>
      <text:p text:style-name="Standard"><text:s/>ADDRESS,</text:p>
      <text:p text:style-name="Standard"><text:s/>CITY,</text:p>
      <text:p text:style-name="Standard"><text:s/>PINCODE,</text:p>
      <text:p text:style-name="Standard"><text:s/>PANNUMBER,</text:p>
      <text:p text:style-name="Standard"><text:s/>AADHAARNUMBER,</text:p>
      <text:p text:style-name="Standard"><text:s/>STATE,</text:p>
      <text:p text:style-name="Standard"><text:s/>DISTRICT,</text:p>
      <text:p text:style-name="Standard"><text:s/>COMMUNICATIONADDRESS,</text:p>
      <text:p text:style-name="Standard"><text:s/>COMMUNICATIONPINCODE,</text:p>
      <text:p text:style-name="Standard"><text:s/>ALREADYHAVEACCOUNT,</text:p>
      <text:p text:style-name="Standard"><text:s/>WISHTOOPENNEWACCOUNT,</text:p>
      <text:p text:style-name="Standard"><text:s/>ACCOUNTNUMBER,</text:p>
      <text:p text:style-name="Standard"><text:s/>BANKIFSCCODE,</text:p>
      <text:p text:style-name="Standard"><text:s/>BUSINESSNAME,</text:p>
      <text:p text:style-name="Standard"><text:s/>BUSINESSVOLUME,</text:p>
      <text:p text:style-name="Standard"><text:s/>BUSINESSADDRESS, </text:p>
      <text:p text:style-name="Standard"><text:s/>BUSINESSPINCODE,</text:p>
      <text:p text:style-name="Standard"><text:s/>BUSINESSPANNUMBER,</text:p>
      <text:p text:style-name="Standard"><text:s/>BUSINESSESTABLISHMENTYEAR,</text:p>
      <text:p text:style-name="Standard"><text:s/>GST,</text:p>
      <text:p text:style-name="Standard"><text:s/>MCCCODE,</text:p>
      <text:p text:style-name="Standard"><text:s/>MERCHANTCATEGORY,</text:p>
      <text:p text:style-name="Standard"><text:s/>OTHERCATEGORY,</text:p>
      <text:p text:style-name="Standard"><text:s/>PLATFORMTYPE,</text:p>
      <text:p text:style-name="Standard"><text:s/>APPVERSION,</text:p>
      <text:p text:style-name="Standard"><text:s/>AGENTMOBILE,</text:p>
      <text:p text:style-name="Standard"><text:s/>CREATEDDATE, </text:p>
      <text:p text:style-name="Standard"><text:s/>CREATEDBY,</text:p>
      <text:p text:style-name="Standard"><text:s/>STATUS,</text:p>
      <text:p text:style-name="Standard"><text:s/>STATUSREMARKS,</text:p>
      <text:p text:style-name="Standard"><text:s/>MERCHANTCODE,</text:p>
      <text:p text:style-name="Standard"><text:s/>CBSTERMINALID,</text:p>
      <text:p text:style-name="Standard"><text:s/>MERCHANTUSERID,</text:p>
      <text:p text:style-name="Standard"><text:s/>MERCHANTHEIRARCHYID,</text:p>
      <text:p text:style-name="Standard"><text:s/>MODIFIEDON,</text:p>
      <text:p text:style-name="Standard"><text:s/>MODIFIEDBY,</text:p>
      <text:p text:style-name="Standard"/>
      <text:p text:style-name="Standard"><text:tab/><text:tab/><text:tab/> </text:p>
      <text:p text:style-name="Standard"/>
      <text:p text:style-name="Standard"><text:soft-page-break/><text:tab/><text:tab/><text:tab/>MER_MERCHANTMASTER_HOLD,</text:p>
      <text:p text:style-name="Standard"/>
      <text:p text:style-name="Standard"><text:s/>MERCHANTID</text:p>
      <text:p text:style-name="Standard"><text:s/>MERCHANTTYPE,</text:p>
      <text:p text:style-name="Standard"><text:s/>NAME,</text:p>
      <text:p text:style-name="Standard"><text:s/>TITLE,</text:p>
      <text:p text:style-name="Standard"><text:s/>GENDER,</text:p>
      <text:p text:style-name="Standard"><text:s/>DOB,</text:p>
      <text:p text:style-name="Standard"><text:s/>EMAIL,</text:p>
      <text:p text:style-name="Standard"><text:s/>MOBILE,</text:p>
      <text:p text:style-name="Standard"><text:s/>ADDRESS,</text:p>
      <text:p text:style-name="Standard"><text:s/>CITY,</text:p>
      <text:p text:style-name="Standard"><text:s/>PINCODE,</text:p>
      <text:p text:style-name="Standard"><text:s/>PANNUMBER,</text:p>
      <text:p text:style-name="Standard"><text:s/>AADHAARNUMBER,</text:p>
      <text:p text:style-name="Standard"><text:s/>STATE,</text:p>
      <text:p text:style-name="Standard"><text:s/>DISTRICT,</text:p>
      <text:p text:style-name="Standard"><text:s/>COMMUNICATIONADDRESS,</text:p>
      <text:p text:style-name="Standard"><text:s/>COMMUNICATIONPINCODE,</text:p>
      <text:p text:style-name="Standard"><text:s/>ALREADYHAVEACCOUNT,</text:p>
      <text:p text:style-name="Standard"><text:s/>WISHTOOPENNEWACCOUNT,</text:p>
      <text:p text:style-name="Standard"><text:s/>ACCOUNTNUMBER,</text:p>
      <text:p text:style-name="Standard"><text:s/>BANKIFSCCODE,</text:p>
      <text:p text:style-name="Standard"><text:s/>BUSINESSNAME,</text:p>
      <text:p text:style-name="Standard"><text:s/>BUSINESSVOLUME,</text:p>
      <text:p text:style-name="Standard"><text:s/>BUSINESSADDRESS,</text:p>
      <text:p text:style-name="Standard"><text:s/>BUSINESSPINCODE,</text:p>
      <text:p text:style-name="Standard"><text:s/>BUSINESSPANNUMBER,</text:p>
      <text:p text:style-name="Standard"><text:s/>BUSINESSESTABLISHMENTYEAR,</text:p>
      <text:p text:style-name="Standard"><text:s/>GST,</text:p>
      <text:p text:style-name="Standard"><text:s/>MCCCODE,</text:p>
      <text:p text:style-name="Standard"><text:s/>MERCHANTCATEGORY,</text:p>
      <text:p text:style-name="Standard"><text:s/>OTHERCATEGORY,</text:p>
      <text:p text:style-name="Standard"><text:s/>PLATFORMTYPE,</text:p>
      <text:p text:style-name="Standard"><text:s/>APPVERSION,</text:p>
      <text:p text:style-name="Standard"><text:s/>AGENTMOBILE,</text:p>
      <text:p text:style-name="Standard"><text:s/>CREATIONDATE,</text:p>
      <text:p text:style-name="Standard"><text:s/>CREATEDBY, </text:p>
      <text:p text:style-name="Standard"><text:s/>STATUS,</text:p>
      <text:p text:style-name="Standard"><text:s/>STATUSREMARKS,</text:p>
      <text:p text:style-name="Standard"><text:s/>MERCHANTCODE,</text:p>
      <text:p text:style-name="Standard"><text:s/>CBSTERMINALID,</text:p>
      <text:p text:style-name="Standard"><text:s/>MERCHANTUSERID,</text:p>
      <text:p text:style-name="Standard"><text:s/>MERCHANTHEIRARCHYID,</text:p>
      <text:p text:style-name="Standard"><text:s/>CRUDOPEARTION,</text:p>
      <text:p text:style-name="Standard"><text:s/>CRUDOPEARTIONSTATUS, </text:p>
      <text:p text:style-name="Standard"><text:s/>CREATEDDATE, </text:p>
      <text:p text:style-name="Standard"><text:s/>CREATEBY,</text:p>
      <text:p text:style-name="Standard"><text:s/>COMPLETEDDATE,</text:p>
      <text:p text:style-name="Standard"><text:soft-page-break/><text:s/>COMPLETEDBY, </text:p>
      <text:p text:style-name="Standard"/>
      <text:p text:style-name="Standard"/>
      <text:p text:style-name="Standard"><text:tab/><text:tab/><text:tab/><text:tab/>MER_MERCHANTSTATUSMASTER,</text:p>
      <text:p text:style-name="Standard"/>
      <text:p text:style-name="Standard"><text:s/>STATUSID,</text:p>
      <text:p text:style-name="Standard"><text:s/>STATUS,</text:p>
      <text:p text:style-name="Standard"><text:s/></text:p>
      <text:p text:style-name="Standard"><text:tab/><text:tab/><text:tab/><text:tab/>MER_OUTLETDEVICEDETAILS,</text:p>
      <text:p text:style-name="Standard"/>
      <text:p text:style-name="Standard"><text:s/>OUTLETID,</text:p>
      <text:p text:style-name="Standard"><text:s/>DEVICEID,</text:p>
      <text:p text:style-name="Standard"/>
      <text:p text:style-name="Standard"><text:tab/><text:tab/><text:tab/><text:tab/> MER_OUTLETMASTER,</text:p>
      <text:p text:style-name="Standard"/>
      <text:p text:style-name="Standard"><text:s/>OUTLETID,</text:p>
      <text:p text:style-name="Standard"><text:s/>OUTLETCODE,</text:p>
      <text:p text:style-name="Standard"><text:s/>NAME,</text:p>
      <text:p text:style-name="Standard"><text:s/>MOBILE,</text:p>
      <text:p text:style-name="Standard"><text:s/>ACCOUNTNUMBER,</text:p>
      <text:p text:style-name="Standard"><text:s/>ADDRESS,</text:p>
      <text:p text:style-name="Standard"><text:s/>CITY</text:p>
      <text:p text:style-name="Standard"><text:s/>PINCODE,</text:p>
      <text:p text:style-name="Standard"><text:s/>STATE,</text:p>
      <text:p text:style-name="Standard"><text:s/>DISTRICT,</text:p>
      <text:p text:style-name="Standard"><text:s/>STATUS, </text:p>
      <text:p text:style-name="Standard"><text:s/>REMARKS,</text:p>
      <text:p text:style-name="Standard"><text:s/>MERCHANTID,</text:p>
      <text:p text:style-name="Standard"><text:s/>CBSTERMINALID,</text:p>
      <text:p text:style-name="Standard"><text:s/>CREATEDDATE, </text:p>
      <text:p text:style-name="Standard"><text:s/>CREATEDBY,</text:p>
      <text:p text:style-name="Standard"><text:s/>OUTLETHIERARCHYID,</text:p>
      <text:p text:style-name="Standard"><text:s/>MODIFIEDBY,</text:p>
      <text:p text:style-name="Standard"><text:s/>MODIFIEDON,</text:p>
      <text:p text:style-name="Standard"/>
      <text:p text:style-name="Standard"/>
      <text:p text:style-name="Standard"><text:tab/><text:tab/><text:tab/><text:tab/> MER_OUTLETMASTER_HOLD,</text:p>
      <text:p text:style-name="Standard"/>
      <text:p text:style-name="Standard"><text:s/>OUTLETID,</text:p>
      <text:p text:style-name="Standard"><text:s/>OUTLETCODE,</text:p>
      <text:p text:style-name="Standard"><text:s/>NAME,</text:p>
      <text:p text:style-name="Standard"><text:s/>MOBILE,</text:p>
      <text:p text:style-name="Standard"><text:s/>ACCOUNTNUMBER,</text:p>
      <text:p text:style-name="Standard"><text:s/>ADDRESS,</text:p>
      <text:p text:style-name="Standard"><text:s/>CITY,</text:p>
      <text:p text:style-name="Standard"><text:s/>PINCODE,</text:p>
      <text:p text:style-name="Standard"><text:s/>STATE,</text:p>
      <text:p text:style-name="Standard"><text:s/>DISTRICT,</text:p>
      <text:p text:style-name="Standard"><text:s/>STATUS,</text:p>
      <text:p text:style-name="Standard"><text:soft-page-break/><text:s/>REMARKS,</text:p>
      <text:p text:style-name="Standard"><text:s/>MERCHANTID,</text:p>
      <text:p text:style-name="Standard"><text:s/>CBSTERMINALID,</text:p>
      <text:p text:style-name="Standard"><text:s/>CREATEDDATE,</text:p>
      <text:p text:style-name="Standard"><text:s/>CREATEDBY,</text:p>
      <text:p text:style-name="Standard"><text:s/>OUTLETHIERARCHYID,</text:p>
      <text:p text:style-name="Standard"><text:s/>CRUDOPERATION,</text:p>
      <text:p text:style-name="Standard"><text:s/>CRUDOPERATIONSTATUS,</text:p>
      <text:p text:style-name="Standard"><text:s/>COMPLETEDDATE,</text:p>
      <text:p text:style-name="Standard"><text:s/>COMPLETEDBY,</text:p>
      <text:p text:style-name="Standard"><text:s/></text:p>
      <text:p text:style-name="Standard"/>
      <text:p text:style-name="Standard"><text:tab/><text:tab/><text:tab/><text:tab/>MER_OUTLETOPERATORDETAILS,</text:p>
      <text:p text:style-name="Standard"/>
      <text:p text:style-name="Standard"><text:s/>OUTLETID,</text:p>
      <text:p text:style-name="Standard"><text:s/>OPERATORUSERID,</text:p>
      <text:p text:style-name="Standard"/>
      <text:p text:style-name="Standard"><text:s/><text:tab/><text:tab/><text:tab/><text:tab/>MER_STATEINFOMASTER,</text:p>
      <text:p text:style-name="Standard"/>
      <text:p text:style-name="Standard"><text:s/>STATEID,</text:p>
      <text:p text:style-name="Standard"><text:s/>STATENAME,</text:p>
      <text:p text:style-name="Standard"><text:s/>STATECODE,</text:p>
      <text:p text:style-name="Standard"><text:s/>CHARSTATECODE, </text:p>
      <text:p text:style-name="Standard"/>
      <text:p text:style-name="Standard"/>
      <text:p text:style-name="Standard"><text:tab/><text:tab/><text:tab/><text:tab/>MER_TERMSANDCONDITIONSLOGS,</text:p>
      <text:p text:style-name="Standard"/>
      <text:p text:style-name="Standard"><text:s/>ID, </text:p>
      <text:p text:style-name="Standard"><text:s/>MERCHANTID,</text:p>
      <text:p text:style-name="Standard"><text:s/>VERSIONID,</text:p>
      <text:p text:style-name="Standard"><text:s/>CREATEDDATE,</text:p>
      <text:p text:style-name="Standard"><text:s/></text:p>
      <text:p text:style-name="Standard"/>
      <text:p text:style-name="Standard"><text:tab/><text:tab/><text:tab/><text:tab/>MER_TERMSANDCONDITIONSMASTER, </text:p>
      <text:p text:style-name="Standard"/>
      <text:p text:style-name="Standard"><text:s/>VERSIONID,</text:p>
      <text:p text:style-name="Standard"><text:s/>VERSIONNAME,</text:p>
      <text:p text:style-name="Standard"><text:s/>CONTENT,</text:p>
      <text:p text:style-name="Standard"><text:s/>CREATEDDATE,</text:p>
      <text:p text:style-name="Standard"><text:s/></text:p>
      <text:p text:style-name="Standard"/>
      <text:p text:style-name="Standard"><text:tab/><text:tab/><text:tab/><text:tab/>MER_TRANSLATIONMESSAGESMASTER,</text:p>
      <text:p text:style-name="Standard"/>
      <text:p text:style-name="Standard"><text:s text:c="2"/>TRANSLATIONID,</text:p>
      <text:p text:style-name="Standard"><text:s text:c="2"/>MESSAGEKEY</text:p>
      <text:p text:style-name="Standard"><text:s text:c="2"/>VALUE,</text:p>
      <text:p text:style-name="Standard"><text:s text:c="2"/>CREATEDDATE,</text:p>
      <text:p text:style-name="Standard"><text:s/></text:p>
      <text:p text:style-name="Standard"/>
      <text:p text:style-name="Standard"><text:soft-page-break/><text:tab/><text:tab/><text:tab/><text:tab/>MIS_CONFIG, </text:p>
      <text:p text:style-name="Standard"/>
      <text:p text:style-name="Standard"><text:s/>SERIAL_NO</text:p>
      <text:p text:style-name="Standard"><text:s/>TABLENAME, </text:p>
      <text:p text:style-name="Standard"><text:s/>GROUP_COLUMN,</text:p>
      <text:p text:style-name="Standard"><text:s/>GROUP_TYPE,</text:p>
      <text:p text:style-name="Standard"><text:s/>COUNT_COLUMN, </text:p>
      <text:p text:style-name="Standard"><text:s/>SUM_COLUMN, </text:p>
      <text:p text:style-name="Standard"><text:s/>DISPLAY_COLUMN,</text:p>
      <text:p text:style-name="Standard"/>
      <text:p text:style-name="Standard"/>
      <text:p text:style-name="Standard"><text:tab/><text:tab/><text:tab/><text:tab/> MIS_DATEWISE,</text:p>
      <text:p text:style-name="Standard"><text:s/>TXN_DATE,</text:p>
      <text:p text:style-name="Standard"><text:s/>RESPONSECODE,</text:p>
      <text:p text:style-name="Standard"><text:s/>TOTAL_CNT,</text:p>
      <text:p text:style-name="Standard"><text:s/>TOTAL_AMT,</text:p>
      <text:p text:style-name="Standard"><text:s/>ONUS_COUNT,</text:p>
      <text:p text:style-name="Standard"><text:s/>ONUS_AMOUNT,</text:p>
      <text:p text:style-name="Standard"><text:s/>OFFUS_COUNT,</text:p>
      <text:p text:style-name="Standard"><text:s/>OFFUS_AMOUNT, </text:p>
      <text:p text:style-name="Standard">NO_DAYS_WORKED,</text:p>
      <text:p text:style-name="Standard"/>
      <text:p text:style-name="Standard"><text:tab/><text:tab/><text:tab/><text:tab/> MIS_DATEWISE_MERCHANT_WISE,</text:p>
      <text:p text:style-name="Standard"/>
      <text:p text:style-name="Standard"><text:s/>TXN_DATE,</text:p>
      <text:p text:style-name="Standard"><text:s/>MERCHANTCODE,</text:p>
      <text:p text:style-name="Standard"><text:s/>RESPONSECODE,</text:p>
      <text:p text:style-name="Standard"><text:s/>TOTAL_CNT,</text:p>
      <text:p text:style-name="Standard"><text:s/>TOTAL_AMT,</text:p>
      <text:p text:style-name="Standard"><text:s/>ONUS_COUNT,</text:p>
      <text:p text:style-name="Standard"><text:s/>ONUS_AMOUNT</text:p>
      <text:p text:style-name="Standard">, OFFUS_COUNT</text:p>
      <text:p text:style-name="Standard">, OFFUS_AMOUNT</text:p>
      <text:p text:style-name="Standard">, NO_DAYS_WORKED, </text:p>
      <text:p text:style-name="Standard"/>
      <text:p text:style-name="Standard"><text:tab/><text:tab/><text:tab/><text:tab/>MIS_MERCHANTMASTER,</text:p>
      <text:p text:style-name="Standard"/>
      <text:p text:style-name="Standard"><text:s/>RID,</text:p>
      <text:p text:style-name="Standard"><text:s/>STATE,</text:p>
      <text:p text:style-name="Standard"><text:s/>STATECODE,</text:p>
      <text:p text:style-name="Standard"><text:s/>DISTRICT</text:p>
      <text:p text:style-name="Standard"><text:s/>DISTRICTCODE,</text:p>
      <text:p text:style-name="Standard"><text:s/>SUBDISTRICT,</text:p>
      <text:p text:style-name="Standard"><text:s/>SUBDISTRICTCODE,</text:p>
      <text:p text:style-name="Standard"><text:s/>VILLAGENAME,</text:p>
      <text:p text:style-name="Standard"><text:s/>VILLAGECODE,</text:p>
      <text:p text:style-name="Standard"><text:s/>BANKNAME,</text:p>
      <text:p text:style-name="Standard"><text:s/>BANKCODE,</text:p>
      <text:p text:style-name="Standard"><text:s/>ZONALNAME,</text:p>
      <text:p text:style-name="Standard"><text:soft-page-break/><text:s/>ZONALCODE,</text:p>
      <text:p text:style-name="Standard"><text:s/>RONAME,</text:p>
      <text:p text:style-name="Standard"><text:s/>ROCODE,</text:p>
      <text:p text:style-name="Standard"><text:s/>BRANCHNAME,</text:p>
      <text:p text:style-name="Standard"><text:s/>BRANCHCODE,</text:p>
      <text:p text:style-name="Standard"><text:s/>VENDORNAME,</text:p>
      <text:p text:style-name="Standard"><text:s/>VENDORCODE,</text:p>
      <text:p text:style-name="Standard"><text:s/>FCNAME,</text:p>
      <text:p text:style-name="Standard"><text:s/>FCCODE,</text:p>
      <text:p text:style-name="Standard"><text:s/>MERCHANTCODE,</text:p>
      <text:p text:style-name="Standard"><text:s/>CBSTERMINALID,</text:p>
      <text:p text:style-name="Standard"><text:s/>FIRSTNAME,</text:p>
      <text:p text:style-name="Standard"><text:s/>USERNAME,</text:p>
      <text:p text:style-name="Standard"><text:s/>USERTYPE,</text:p>
      <text:p text:style-name="Standard"><text:s/>MERCHANTTYPE,</text:p>
      <text:p text:style-name="Standard"><text:s/>AUTHTYPE,</text:p>
      <text:p text:style-name="Standard"><text:s/>ADDRESS,</text:p>
      <text:p text:style-name="Standard"><text:s/>PIN,</text:p>
      <text:p text:style-name="Standard"><text:s/>EMAIL,</text:p>
      <text:p text:style-name="Standard"><text:s/>PHONE,</text:p>
      <text:p text:style-name="Standard"><text:s/>TITLE,</text:p>
      <text:p text:style-name="Standard"><text:s/>GENDER,</text:p>
      <text:p text:style-name="Standard"><text:s/>DOB,</text:p>
      <text:p text:style-name="Standard"><text:s/>CITY,</text:p>
      <text:p text:style-name="Standard"><text:s/>MOBILENUMBER,</text:p>
      <text:p text:style-name="Standard"><text:s/>ACCOUNTNUMBER,</text:p>
      <text:p text:style-name="Standard"><text:s/>PANNUMBER,</text:p>
      <text:p text:style-name="Standard"><text:s/>AADHAARNUMBER,</text:p>
      <text:p text:style-name="Standard"><text:s/>DEVICETYPE,</text:p>
      <text:p text:style-name="Standard"><text:s/>DEVICECODE,</text:p>
      <text:p text:style-name="Standard"><text:s/>DEVICESERIALNO,</text:p>
      <text:p text:style-name="Standard"><text:s/>MERCHANT_STATUS,</text:p>
      <text:p text:style-name="Standard"><text:s/>CREATEDBY,</text:p>
      <text:p text:style-name="Standard"><text:s/>CREATED_ON,</text:p>
      <text:p text:style-name="Standard"><text:s/>MODIFIEDBY,</text:p>
      <text:p text:style-name="Standard"><text:s/>MODIFIED_ON,</text:p>
      <text:p text:style-name="Standard"><text:s/>ALREADYHAVEACCOUNT,</text:p>
      <text:p text:style-name="Standard"><text:s/>WISHTOOPENNEWACCOUNT,</text:p>
      <text:p text:style-name="Standard"><text:s/>BANKIFSCCODE,</text:p>
      <text:p text:style-name="Standard"><text:s/>BUSINESSNAME,</text:p>
      <text:p text:style-name="Standard"><text:s/>BUSINESSVOLUME,</text:p>
      <text:p text:style-name="Standard"><text:s/>BUSINESSADDRESS,</text:p>
      <text:p text:style-name="Standard"><text:s/>BUSINESSPINCODE,</text:p>
      <text:p text:style-name="Standard"><text:s/>BUSINESSPANNUMBER,</text:p>
      <text:p text:style-name="Standard"><text:s/>BUSINESSESTABLISHMENTYEAR,</text:p>
      <text:p text:style-name="Standard"><text:s/>GST,</text:p>
      <text:p text:style-name="Standard"><text:s/>MCCCODE,</text:p>
      <text:p text:style-name="Standard"><text:s/>MERCHANTCATEGORY,</text:p>
      <text:p text:style-name="Standard"><text:s/>OTHERCATEGORY,</text:p>
      <text:p text:style-name="Standard"><text:soft-page-break/><text:s/>PLATFORMTYPE,</text:p>
      <text:p text:style-name="Standard"><text:s/>APPVERSION,</text:p>
      <text:p text:style-name="Standard"><text:s/>DEVICEID,</text:p>
      <text:p text:style-name="Standard"><text:s/>OUTLETCODE, </text:p>
      <text:p text:style-name="Standard">REMARK,</text:p>
      <text:p text:style-name="Standard"/>
      <text:p text:style-name="Standard"/>
      <text:p text:style-name="Standard"><text:tab/><text:tab/><text:tab/><text:tab/> MIS_MONTHWISE,</text:p>
      <text:p text:style-name="Standard"/>
      <text:p text:style-name="Standard"><text:s/>TXN_DATE,</text:p>
      <text:p text:style-name="Standard"><text:s/>RESPONSECODE,</text:p>
      <text:p text:style-name="Standard"><text:s/>TOTAL_CNT,</text:p>
      <text:p text:style-name="Standard"><text:s/>TOTAL_AMT,</text:p>
      <text:p text:style-name="Standard"><text:s/>ONUS_COUNT,</text:p>
      <text:p text:style-name="Standard"><text:s/>ONUS_AMOUNT,</text:p>
      <text:p text:style-name="Standard"><text:s/>OFFUS_COUNT,</text:p>
      <text:p text:style-name="Standard"><text:s/>OFFUS_AMOUNT,</text:p>
      <text:p text:style-name="Standard"><text:s/>NO_DAYS_WORKED, </text:p>
      <text:p text:style-name="Standard"/>
      <text:p text:style-name="Standard"><text:tab/><text:tab/><text:tab/><text:tab/>MIS_MONTHWISE_MERCHANT_WISE,</text:p>
      <text:p text:style-name="Standard"/>
      <text:p text:style-name="Standard"><text:s/>TXN_DATE,</text:p>
      <text:p text:style-name="Standard"><text:s/>MERCHANTCODE,</text:p>
      <text:p text:style-name="Standard"><text:s/>RESPONSECODE,</text:p>
      <text:p text:style-name="Standard"><text:s/>TOTAL_CNT,</text:p>
      <text:p text:style-name="Standard"><text:s/>TOTAL_AMT, </text:p>
      <text:p text:style-name="Standard">ONUS_COUNT,</text:p>
      <text:p text:style-name="Standard"><text:s/>ONUS_AMOUNT,</text:p>
      <text:p text:style-name="Standard"><text:s/>OFFUS_COUNT,</text:p>
      <text:p text:style-name="Standard"><text:s/>OFFUS_AMOUNT,</text:p>
      <text:p text:style-name="Standard"><text:s/>NO_DAYS_WORKED,</text:p>
      <text:p text:style-name="Standard"/>
      <text:p text:style-name="Standard"><text:tab/><text:tab/><text:tab/><text:tab/> MIS_OUTLETMASTER,</text:p>
      <text:p text:style-name="Standard"><text:s/>ID,</text:p>
      <text:p text:style-name="Standard"><text:s/>MERCHANTCODE,</text:p>
      <text:p text:style-name="Standard"><text:s/>OUTLETCODE,</text:p>
      <text:p text:style-name="Standard"><text:s/>FIRST_NAME,</text:p>
      <text:p text:style-name="Standard"><text:s/>STATE,</text:p>
      <text:p text:style-name="Standard"><text:s/>DISTRICT,</text:p>
      <text:p text:style-name="Standard"><text:s/>ACCOUNT_NO,</text:p>
      <text:p text:style-name="Standard"><text:s/>MOBILENO,</text:p>
      <text:p text:style-name="Standard"><text:s/>ADDRESS,</text:p>
      <text:p text:style-name="Standard"><text:s/>CITY,</text:p>
      <text:p text:style-name="Standard"><text:s/>PIN,</text:p>
      <text:p text:style-name="Standard"><text:s/>CBSTID,</text:p>
      <text:p text:style-name="Standard"><text:s/>DEVICENO,</text:p>
      <text:p text:style-name="Standard"><text:s/>DEVICE_CODE</text:p>
      <text:p text:style-name="Standard">, DEVICE_TYPE,</text:p>
      <text:p text:style-name="Standard"><text:s/>DEVICE_STATUS,</text:p>
      <text:p text:style-name="Standard"><text:soft-page-break/><text:s/>REMARKS,</text:p>
      <text:p text:style-name="Standard"><text:s/>CREATEDBY</text:p>
      <text:p text:style-name="Standard">, CREATEDON,</text:p>
      <text:p text:style-name="Standard"><text:s/>MODIFIEDBY</text:p>
      <text:p text:style-name="Standard">, MODIFIEDON,</text:p>
      <text:p text:style-name="Standard"><text:s/>OUTLETHIERARCHYID,</text:p>
      <text:p text:style-name="Standard"><text:s/>DEVICEID,</text:p>
      <text:p text:style-name="Standard"><text:s/></text:p>
      <text:p text:style-name="Standard"><text:tab/><text:tab/><text:tab/><text:tab/>MIS_TXNSUMMARY, </text:p>
      <text:p text:style-name="Standard"/>
      <text:p text:style-name="Standard">TXNDATE,</text:p>
      <text:p text:style-name="Standard"><text:s/>SERVICENAME,</text:p>
      <text:p text:style-name="Standard"><text:s/>CBSTERMINALID,</text:p>
      <text:p text:style-name="Standard"><text:s/>MERCHANTCODE,</text:p>
      <text:p text:style-name="Standard"><text:s/>VENDORID,</text:p>
      <text:p text:style-name="Standard"><text:s/>GATEWAYRESPONSECODE,</text:p>
      <text:p text:style-name="Standard"><text:s/>RESPTOCLIENT,</text:p>
      <text:p text:style-name="Standard"><text:s/>RESPONSESTRING,</text:p>
      <text:p text:style-name="Standard"><text:s/>MTI,</text:p>
      <text:p text:style-name="Standard"><text:s/>TXNCOUNT,</text:p>
      <text:p text:style-name="Standard"><text:s/>TXNAMOUNT,</text:p>
      <text:p text:style-name="Standard"><text:s/>IIN,</text:p>
      <text:p text:style-name="Standard"><text:s/>OUTLETID,</text:p>
      <text:p text:style-name="Standard"><text:s/></text:p>
      <text:p text:style-name="Standard"/>
      <text:p text:style-name="Standard"><text:tab/><text:tab/><text:tab/><text:tab/>MTXN_BANKIININFO,</text:p>
      <text:p text:style-name="Standard"/>
      <text:p text:style-name="Standard"><text:s/>BANKNAME,</text:p>
      <text:p text:style-name="Standard"><text:s/>NBIN,</text:p>
      <text:p text:style-name="Standard"/>
      <text:p text:style-name="Standard"/>
      <text:p text:style-name="Standard"><text:s/><text:tab/><text:tab/><text:tab/><text:tab/>MTXN_BANKINFO</text:p>
      <text:p text:style-name="Standard"/>
      <text:p text:style-name="Standard">, IIN,</text:p>
      <text:p text:style-name="Standard"><text:s/>BANKNAME,</text:p>
      <text:p text:style-name="Standard"><text:s/>BANKCODE,</text:p>
      <text:p text:style-name="Standard"><text:s/>ACQINSTCODE,</text:p>
      <text:p text:style-name="Standard"><text:s/>ACCOUNTLENGTH,</text:p>
      <text:p text:style-name="Standard"><text:s/></text:p>
      <text:p text:style-name="Standard"><text:tab/><text:tab/><text:tab/><text:tab/>MTXN_BATCHID,</text:p>
      <text:p text:style-name="Standard"><text:s/></text:p>
      <text:p text:style-name="Standard">ID,</text:p>
      <text:p text:style-name="Standard"><text:s/>MERCHANTCODE,</text:p>
      <text:p text:style-name="Standard"><text:s/>DEVICEID,</text:p>
      <text:p text:style-name="Standard"><text:s/>OUTLETID,</text:p>
      <text:p text:style-name="Standard"><text:s/>CLIENTAPPTYPE,</text:p>
      <text:p text:style-name="Standard"><text:s/>TIMESTAMP,</text:p>
      <text:p text:style-name="Standard"><text:s/>VENDORID,</text:p>
      <text:p text:style-name="Standard"/>
      <text:p text:style-name="Standard"><text:soft-page-break/></text:p>
      <text:p text:style-name="Standard"><text:tab/><text:tab/><text:tab/><text:tab/> MTXN_CLIENTVERSIONINFO,</text:p>
      <text:p text:style-name="Standard"/>
      <text:p text:style-name="Standard"><text:s/>VENDORID, </text:p>
      <text:p text:style-name="Standard">APPTYPE</text:p>
      <text:p text:style-name="Standard">, MINAPPVER, </text:p>
      <text:p text:style-name="Standard">MAXAPPVER,</text:p>
      <text:p text:style-name="Standard"><text:s/>DOWNLOADURL,</text:p>
      <text:p text:style-name="Standard"><text:s/>GOOGLEPLAY,</text:p>
      <text:p text:style-name="Standard"/>
      <text:p text:style-name="Standard"><text:tab/><text:tab/><text:tab/><text:tab/> MTXN_GLOBALCONFIG,</text:p>
      <text:p text:style-name="Standard"/>
      <text:p text:style-name="Standard"><text:s/>SERVERCOMMTYPE,</text:p>
      <text:p text:style-name="Standard"><text:s/>LISTENINGIP,</text:p>
      <text:p text:style-name="Standard"><text:s/>LISTENINGPORT,</text:p>
      <text:p text:style-name="Standard"><text:s/>LICENCEKEY,</text:p>
      <text:p text:style-name="Standard"><text:s/>AUACODE,</text:p>
      <text:p text:style-name="Standard"><text:s/>SUBAUACODE,</text:p>
      <text:p text:style-name="Standard"><text:s/>VENDORID,</text:p>
      <text:p text:style-name="Standard"><text:s/>MPAYGATEWAY,</text:p>
      <text:p text:style-name="Standard"><text:s/>MPAYGATEWAYIP,</text:p>
      <text:p text:style-name="Standard"><text:s/>MPAYGATEWAYPORT,</text:p>
      <text:p text:style-name="Standard"><text:s/>MPAYGATEWAYCOMMTYPE,</text:p>
      <text:p text:style-name="Standard"><text:s/>MAXCONNECTIONALLOWED,</text:p>
      <text:p text:style-name="Standard"><text:s/>MPAYGATEWAYTIMEOUT,</text:p>
      <text:p text:style-name="Standard"><text:s/>MPAYGATEWAYCONNECTIONTIMEOUT, </text:p>
      <text:p text:style-name="Standard">DBTIMEOUT,</text:p>
      <text:p text:style-name="Standard"><text:s/>MPURCHASEROUTINGKEY,</text:p>
      <text:p text:style-name="Standard"><text:s/>SERVERMAXCONNECTIONALLOWED,</text:p>
      <text:p text:style-name="Standard"><text:s/>SERVERTIMEDOUTTIME,</text:p>
      <text:p text:style-name="Standard"><text:s/>MMSSERVERURLDEVICEUPDATE,</text:p>
      <text:p text:style-name="Standard"><text:s/>CUSTMAXVALUEPERTXN,</text:p>
      <text:p text:style-name="Standard"><text:s/>MERCHANTMAXVALUEPERTXN,</text:p>
      <text:p text:style-name="Standard"/>
      <text:p text:style-name="Standard"/>
      <text:p text:style-name="Standard"><text:tab/><text:tab/><text:tab/><text:tab/> MTXN_MSESSIONLOGS,</text:p>
      <text:p text:style-name="Standard"/>
      <text:p text:style-name="Standard"><text:s/>SERIALNO,</text:p>
      <text:p text:style-name="Standard"><text:s/>BATCHID,</text:p>
      <text:p text:style-name="Standard"><text:s/>OUTLETID,</text:p>
      <text:p text:style-name="Standard"><text:s/>MERCHANTCODE,</text:p>
      <text:p text:style-name="Standard"><text:s/>DEVICEID,</text:p>
      <text:p text:style-name="Standard"><text:s/>TRANSACTIONCOUNT,</text:p>
      <text:p text:style-name="Standard"><text:s/>TRANSACTIONSUCCESS,</text:p>
      <text:p text:style-name="Standard"><text:s/>TRASACTIONFAILURE,</text:p>
      <text:p text:style-name="Standard"><text:s/>TRANSACTIONTIMEDOUT,</text:p>
      <text:p text:style-name="Standard"><text:s/>POSTEDTIME,</text:p>
      <text:p text:style-name="Standard"><text:s/>TRANSACTIONTIME,</text:p>
      <text:p text:style-name="Standard"><text:s/>UUID,</text:p>
      <text:p text:style-name="Standard"><text:soft-page-break/><text:s/>VENDORID,</text:p>
      <text:p text:style-name="Standard"><text:s/>PLATFORM,</text:p>
      <text:p text:style-name="Standard"><text:s/></text:p>
      <text:p text:style-name="Standard"/>
      <text:p text:style-name="Standard"><text:tab/><text:tab/><text:tab/><text:tab/>MTXN_SERVERSTATUS,</text:p>
      <text:p text:style-name="Standard"><text:s/></text:p>
      <text:p text:style-name="Standard">SERIALNO,</text:p>
      <text:p text:style-name="Standard"><text:s/>SERVERLOGPUBLISHSTATUS,</text:p>
      <text:p text:style-name="Standard"><text:s/>EJPUBLISHSTATUS,</text:p>
      <text:p text:style-name="Standard"><text:s/>DBLOGPUBLISHSTATUS,</text:p>
      <text:p text:style-name="Standard"><text:s/>REVERSALPUBLISHSTATUS,</text:p>
      <text:p text:style-name="Standard"><text:s/>CONCURRENTCONNECTIONS,</text:p>
      <text:p text:style-name="Standard"><text:s/>MAINTANCEMODE,</text:p>
      <text:p text:style-name="Standard"><text:s/>MEMORYUSAGE,</text:p>
      <text:p text:style-name="Standard"><text:s/>TIMESTAMP,</text:p>
      <text:p text:style-name="Standard"><text:s/></text:p>
      <text:p text:style-name="Standard"/>
      <text:p text:style-name="Standard"><text:tab/><text:tab/><text:tab/><text:tab/>MTXN_SMSDETAILS,</text:p>
      <text:p text:style-name="Standard"/>
      <text:p text:style-name="Standard"><text:s/>RECORD_ID,</text:p>
      <text:p text:style-name="Standard"><text:s/>MOBILE_NO,</text:p>
      <text:p text:style-name="Standard"><text:s/>SMS_MESSAGE,</text:p>
      <text:p text:style-name="Standard"><text:s/>TYPE,</text:p>
      <text:p text:style-name="Standard"><text:s/>STATUS,</text:p>
      <text:p text:style-name="Standard"><text:s/>CREATION_DATE,</text:p>
      <text:p text:style-name="Standard"><text:s/>DELIVERY_DATE,</text:p>
      <text:p text:style-name="Standard"><text:s/>CREATED_BY,</text:p>
      <text:p text:style-name="Standard"><text:s/>UPDT_TS,</text:p>
      <text:p text:style-name="Standard"><text:s/>UPDT_BY, </text:p>
      <text:p text:style-name="Standard"/>
      <text:p text:style-name="Standard"><text:tab/><text:tab/><text:tab/><text:tab/>MTXN_STANRRNGENRATION,</text:p>
      <text:p text:style-name="Standard"/>
      <text:p text:style-name="Standard"><text:s/>STAN,</text:p>
      <text:p text:style-name="Standard"><text:s/>TRANSACTIONID,</text:p>
      <text:p text:style-name="Standard"><text:s/></text:p>
      <text:p text:style-name="Standard"><text:tab/><text:tab/><text:tab/><text:tab/>MTXN_TIMEDOUTTXN,</text:p>
      <text:p text:style-name="Standard"/>
      <text:p text:style-name="Standard"><text:s/>SERIALNO,</text:p>
      <text:p text:style-name="Standard"><text:s/>TRANSACTIONID,</text:p>
      <text:p text:style-name="Standard"><text:s/>MTI,</text:p>
      <text:p text:style-name="Standard"><text:s/>AMOUNT,</text:p>
      <text:p text:style-name="Standard"><text:s/>POSTEDTIME,</text:p>
      <text:p text:style-name="Standard"><text:s/>TRANSACTIONTIME,</text:p>
      <text:p text:style-name="Standard"><text:s/>OUTLETID,</text:p>
      <text:p text:style-name="Standard"><text:s/>DEVICEID,</text:p>
      <text:p text:style-name="Standard"><text:s/>MERCHANTCODE, </text:p>
      <text:p text:style-name="Standard">BATCHID,</text:p>
      <text:p text:style-name="Standard"><text:s/>CLIENTIP,</text:p>
      <text:p text:style-name="Standard"><text:s/>CLIENTPORT,</text:p>
      <text:p text:style-name="Standard"><text:soft-page-break/><text:s/>IIN,</text:p>
      <text:p text:style-name="Standard"><text:s/>POS_EMODE,</text:p>
      <text:p text:style-name="Standard"><text:s/>POS_CCODE,</text:p>
      <text:p text:style-name="Standard"><text:s/>UUID,</text:p>
      <text:p text:style-name="Standard"><text:s/>PLATFORM, VENDORID, </text:p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MTXN_TXNSUMMARY,</text:p>
      <text:p text:style-name="Standard"/>
      <text:p text:style-name="Standard"><text:s/>SERIALNO, </text:p>
      <text:p text:style-name="Standard">MTI, </text:p>
      <text:p text:style-name="Standard">TRANSACTIONID,</text:p>
      <text:p text:style-name="Standard"><text:s/>STAN,</text:p>
      <text:p text:style-name="Standard"><text:s/>RRN,</text:p>
      <text:p text:style-name="Standard"><text:s/>GATEWAYRRN,</text:p>
      <text:p text:style-name="Standard"><text:s/>GATEWAYSTAN,</text:p>
      <text:p text:style-name="Standard"><text:s/>CUSTAADHAARNUMBER,</text:p>
      <text:p text:style-name="Standard"><text:s/>CUSTACCOUNTNUMBER,</text:p>
      <text:p text:style-name="Standard"><text:s/>AMOUNT,</text:p>
      <text:p text:style-name="Standard"><text:s/>GATEWAYRESPONSECODE,</text:p>
      <text:p text:style-name="Standard"><text:s/>IIN,</text:p>
      <text:p text:style-name="Standard"><text:s/>OUTLETID,</text:p>
      <text:p text:style-name="Standard"><text:s/>DEVICEID,</text:p>
      <text:p text:style-name="Standard"><text:s/>RESPONSESTRING,</text:p>
      <text:p text:style-name="Standard"><text:s/>MERCHANTCODE, </text:p>
      <text:p text:style-name="Standard">BATCHID,</text:p>
      <text:p text:style-name="Standard"><text:s/>CLIENTIP,</text:p>
      <text:p text:style-name="Standard"><text:s/>CLIENTPORT,</text:p>
      <text:p text:style-name="Standard"><text:s/>CBSTERMINALID,</text:p>
      <text:p text:style-name="Standard"><text:s/>PLATFORM, </text:p>
      <text:p text:style-name="Standard">RESPTOCLIENT, </text:p>
      <text:p text:style-name="Standard">VENDORID,</text:p>
      <text:p text:style-name="Standard"><text:s/>UUID,</text:p>
      <text:p text:style-name="Standard"><text:s/>SERVICENAME,</text:p>
      <text:p text:style-name="Standard"><text:s/>TRANSACTIONTIME,</text:p>
      <text:p text:style-name="Standard"><text:s/>GATEWAYCONNECTIONTIME, </text:p>
      <text:p text:style-name="Standard">GATEWAYSENDTIME,</text:p>
      <text:p text:style-name="Standard"><text:s/>GATEWAYRESPBACKTIME,</text:p>
      <text:p text:style-name="Standard"><text:s/>SERVERTIME,</text:p>
      <text:p text:style-name="Standard"><text:s/>POSTEDTIME,</text:p>
      <text:p text:style-name="Standard"><text:s/>DATABASETIME,</text:p>
      <text:p text:style-name="Standard"><text:s/>TXNREMARKS,</text:p>
      <text:p text:style-name="Standard"><text:s/>LATITUDE,</text:p>
      <text:p text:style-name="Standard"><text:s/>LONGITUDE, </text:p>
      <text:p text:style-name="Standard"/>
      <text:p text:style-name="Standard"><text:tab/><text:tab/><text:tab/>TEMP,</text:p>
      <text:p text:style-name="Standard"><text:soft-page-break/><text:s/>A,</text:p>
      <text:p text:style-name="Standard"><text:s/>NUM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21T10:56:04.407702572</meta:creation-date>
    <dc:date>2019-02-21T14:01:05</dc:date>
    <meta:editing-duration>PT1H51M37S</meta:editing-duration>
    <meta:editing-cycles>5</meta:editing-cycles>
    <meta:generator>OpenOffice/4.1.2$Unix OpenOffice.org_project/412m3$Build-9782</meta:generator>
    <dc:creator>akhil francis</dc:creator>
    <meta:document-statistic meta:table-count="0" meta:image-count="0" meta:object-count="0" meta:page-count="18" meta:paragraph-count="729" meta:word-count="706" meta:character-count="9478"/>
  </office:meta>
</office:document-meta>
</file>